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 fo:language="en" fo:country="NL"/>
    </style:style>
    <style:style style:name="T2" style:parent-style-name="Standaardalinea-lettertype" style:family="text">
      <style:text-properties fo:font-weight="bold" style:font-weight-asian="bold" style:font-weight-complex="bold" fo:language="en" fo:country="NL"/>
    </style:style>
    <style:style style:name="T3" style:parent-style-name="Standaardalinea-lettertype" style:family="text">
      <style:text-properties fo:language="en" fo:country="NL"/>
    </style:style>
    <style:style style:name="T4" style:parent-style-name="Standaardalinea-lettertype" style:family="text">
      <style:text-properties fo:font-weight="bold" style:font-weight-asian="bold" style:font-weight-complex="bold" fo:language="en" fo:country="NL"/>
    </style:style>
    <style:style style:name="T5" style:parent-style-name="Standaardalinea-lettertype" style:family="text">
      <style:text-properties fo:language="en" fo:country="NL"/>
    </style:style>
    <style:style style:name="P6" style:parent-style-name="Standaard" style:family="paragraph">
      <style:text-properties fo:font-weight="bold" style:font-weight-asian="bold" style:font-weight-complex="bold" fo:language="en" fo:country="NL"/>
    </style:style>
    <style:style style:name="T7" style:parent-style-name="Standaardalinea-lettertype" style:family="text">
      <style:text-properties fo:font-weight="bold" style:font-weight-asian="bold" style:font-weight-complex="bold" fo:language="en" fo:country="NL"/>
    </style:style>
    <style:style style:name="T8" style:parent-style-name="Standaardalinea-lettertype" style:family="text">
      <style:text-properties fo:language="en" fo:country="NL"/>
    </style:style>
    <style:style style:name="T9" style:parent-style-name="Standaardalinea-lettertype" style:family="text">
      <style:text-properties fo:font-weight="bold" style:font-weight-asian="bold" style:font-weight-complex="bold" fo:language="en" fo:country="NL"/>
    </style:style>
    <style:style style:name="T10" style:parent-style-name="Standaardalinea-lettertype" style:family="text">
      <style:text-properties fo:language="en" fo:country="NL"/>
    </style:style>
    <style:style style:name="P11" style:parent-style-name="Standaard" style:family="paragraph">
      <style:text-properties fo:font-weight="bold" style:font-weight-asian="bold" style:font-weight-complex="bold" fo:language="en" fo:country="NL"/>
    </style:style>
    <style:style style:name="T12" style:parent-style-name="Standaardalinea-lettertype" style:family="text">
      <style:text-properties fo:font-weight="bold" style:font-weight-asian="bold" style:font-weight-complex="bold" fo:language="en" fo:country="NL"/>
    </style:style>
    <style:style style:name="T13" style:parent-style-name="Standaardalinea-lettertype" style:family="text">
      <style:text-properties fo:language="en" fo:country="NL"/>
    </style:style>
    <style:style style:name="T14" style:parent-style-name="Standaardalinea-lettertype" style:family="text">
      <style:text-properties fo:font-weight="bold" style:font-weight-asian="bold" style:font-weight-complex="bold" fo:language="en" fo:country="NL"/>
    </style:style>
    <style:style style:name="T15" style:parent-style-name="Standaardalinea-lettertype" style:family="text">
      <style:text-properties fo:language="en" fo:country="NL"/>
    </style:style>
    <style:style style:name="P16" style:parent-style-name="Standaard" style:family="paragraph">
      <style:text-properties fo:language="en" fo:country="NL"/>
    </style:style>
  </office:automatic-styles>
  <office:body>
    <office:text text:use-soft-page-breaks="true">
      <text:p text:style-name="P1">User Story 1: Bezoeker wil kennismaken met het bedrijf en de producten</text:p>
      <text:p text:style-name="Standaard"><text:span text:style-name="T2">Als een potentiële klant</text:span><text:span text:style-name="T3"><text:s/>wil ik de<text:s/></text:span><text:span text:style-name="T4">homepagina</text:span><text:span text:style-name="T5"><text:s/>kunnen bezoeken om een goed overzicht te krijgen van het bedrijf, het productaanbod en klantbeoordelingen, zodat ik vertrouwen krijg in het merk en mogelijk geïnteresseerd raak in een aankoop.</text:span></text:p>
      <text:p text:style-name="P6">User Story 2: Bezoeker wil meer details over het product</text:p>
      <text:p text:style-name="Standaard"><text:span text:style-name="T7">Als een geïnteresseerde klant</text:span><text:span text:style-name="T8"><text:s/>wil ik de<text:s/></text:span><text:span text:style-name="T9">productpagina</text:span><text:span text:style-name="T10"><text:s/>kunnen bekijken, zodat ik meer gedetailleerde informatie krijg over de haarborstel en de specifieke kenmerken van de haarverwijderfunctie.</text:span></text:p>
      <text:p text:style-name="P11">User Story 3: Bezoeker heeft een vraag en wil contact opnemen</text:p>
      <text:p text:style-name="Standaard"><text:span text:style-name="T12">Als een klant met vragen over het product</text:span><text:span text:style-name="T13"><text:s/>wil ik de<text:s/></text:span><text:span text:style-name="T14">contactpagina</text:span><text:span text:style-name="T15"><text:s/>gemakkelijk kunnen vinden en gebruiken, zodat ik mijn vragen kan stellen over de haarborstel of over de bestelling.</text:span>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language="nl" fo:country="NL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20pt" style:font-size-asian="20pt" style:font-size-complex="20pt" fo:language="nl" fo:country="NL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 fo:language="nl" fo:country="NL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2F5496" fo:font-size="14pt" style:font-size-asian="14pt" style:font-size-complex="14pt" fo:language="nl" fo:country="NL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F5496" fo:language="nl" fo:country="NL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2F5496" fo:language="nl" fo:country="NL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 fo:language="nl" fo:country="NL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 fo:language="nl" fo:country="NL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 fo:language="nl" fo:country="NL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 fo:language="nl" fo:country="NL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nl" fo:country="NL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 fo:language="nl" fo:country="NL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 fo:language="nl" fo:country="NL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2F5496"/>
    </style:style>
    <style:style style:name="Duidelijkcitaat" style:display-name="Duidelijk citaat" style:family="paragraph" style:parent-style-name="Standaard" style:next-style-name="Standa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2F5496" fo:language="nl" fo:country="NL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tonio Lazzeri</meta:initial-creator>
    <dc:creator>Antonio Lazzeri</dc:creator>
    <meta:creation-date>2024-11-04T09:56:00Z</meta:creation-date>
    <dc:date>2024-11-04T10:53:00Z</dc:date>
    <meta:template xlink:href="Normal.dotm" xlink:type="simple"/>
    <meta:editing-cycles>2</meta:editing-cycles>
    <meta:editing-duration>PT3420S</meta:editing-duration>
    <meta:document-statistic meta:page-count="1" meta:paragraph-count="1" meta:word-count="120" meta:character-count="804" meta:row-count="5" meta:non-whitespace-character-count="685"/>
  </office:meta>
</office:document-meta>
</file>